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3.64pt"/>
    </style:style>
    <style:style style:name="co2" style:family="table-column">
      <style:table-column-properties fo:break-before="auto" style:column-width="276.35pt"/>
    </style:style>
    <style:style style:name="co3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1.t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Computers Do Not Translate Better</text:p>
          </table:table-cell>
          <table:table-cell office:value-type="string" calcext:value-type="string">
            <text:p>W. John Hutchins</text:p>
          </table:table-cell>
          <table:table-cell office:value-type="string" calcext:value-type="string">
            <text:p>http://www.mt-archive.info/90/Aslib-1991-Hutchins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I-TERM: an SGML-based interchange format for terminology files The EuroTermBank</text:p>
          </table:table-cell>
          <table:table-cell table:style-name="ce3" office:value-type="string" calcext:value-type="string">
            <text:p>Alan Melby and Sue Ellen Wright</text:p>
          </table:table-cell>
          <table:table-cell office:value-type="string" calcext:value-type="string">
            <text:p>http://www.mt-archive.info/90/Aslib-1991-Melby.pdf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uroTermBank</text:p>
          </table:table-cell>
          <table:table-cell office:value-type="string" calcext:value-type="string">
            <text:p>Paul Nekeman</text:p>
          </table:table-cell>
          <table:table-cell office:value-type="string" calcext:value-type="string">
            <text:p>http://www.mt-archive.info/90/Aslib-1991-Nekeman.pdf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ling with Multiple Languages in the Computer Industry Computer Character Sets: their evolution and impact</text:p>
          </table:table-cell>
          <table:table-cell table:style-name="ce3" office:value-type="string" calcext:value-type="string">
            <text:p>John Clews</text:p>
          </table:table-cell>
          <table:table-cell office:value-type="string" calcext:value-type="string">
            <text:p>http://www.mt-archive.info/90/Aslib-1991-Clews.pd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Character Sets: their evolution and impact</text:p>
          </table:table-cell>
          <table:table-cell office:value-type="string" calcext:value-type="string">
            <text:p>John Parry</text:p>
          </table:table-cell>
          <table:table-cell office:value-type="string" calcext:value-type="string">
            <text:p>http://www.mt-archive.info/90/Aslib-1991-Parry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 Localisation: a case history</text:p>
          </table:table-cell>
          <table:table-cell office:value-type="string" calcext:value-type="string">
            <text:p>Graham Bason</text:p>
          </table:table-cell>
          <table:table-cell office:value-type="string" calcext:value-type="string">
            <text:p>http://www.mt-archive.info/90/Aslib-1991-Bason.pdf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Evaluating MT Systems</text:p>
          </table:table-cell>
          <table:table-cell table:style-name="ce3" office:value-type="string" calcext:value-type="string">
            <text:p>Jacques Durand</text:p>
          </table:table-cell>
          <table:table-cell office:value-type="string" calcext:value-type="string">
            <text:p>http://www.mt-archive.info/90/Aslib-1991-Durand.pdf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Evaluation to Specification</text:p>
          </table:table-cell>
          <table:table-cell office:value-type="string" calcext:value-type="string">
            <text:p>R Lee Humphreys</text:p>
          </table:table-cell>
          <table:table-cell office:value-type="string" calcext:value-type="string">
            <text:p>http://www.mt-archive.info/90/Aslib-1991-Humphreys.pdf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Globalink Translation System - GTS SYSTRAN: or the reality of machine translation</text:p>
          </table:table-cell>
          <table:table-cell table:style-name="ce3" office:value-type="string" calcext:value-type="string">
            <text:p>Nigel Burnford</text:p>
          </table:table-cell>
          <table:table-cell office:value-type="string" calcext:value-type="string">
            <text:p>http://www.mt-archive.info/90/Aslib-1991-Burnford.pdf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: or the reality of machine translation</text:p>
          </table:table-cell>
          <table:table-cell table:style-name="ce3" office:value-type="string" calcext:value-type="string">
            <text:p>François Secheresse</text:p>
          </table:table-cell>
          <table:table-cell office:value-type="string" calcext:value-type="string">
            <text:p>http://www.mt-archive.info/90/Aslib-1991-Secheresse.pdf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pnet and TSS: the commercial realities of using a computer-aided translation system</text:p>
          </table:table-cell>
          <table:table-cell office:value-type="string" calcext:value-type="string">
            <text:p>Thomas Seal</text:p>
          </table:table-cell>
          <table:table-cell office:value-type="string" calcext:value-type="string">
            <text:p>http://www.mt-archive.info/90/Aslib-1991-Seal.pdf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rent Practical Machine Translation Systems in Japan and Future Directions EUROTRA: an assessment of the current state of the EC's MT programme</text:p>
          </table:table-cell>
          <table:table-cell table:style-name="ce3" office:value-type="string" calcext:value-type="string">
            <text:p>Makoto Nagao</text:p>
          </table:table-cell>
          <table:table-cell office:value-type="string" calcext:value-type="string">
            <text:p>http://www.mt-archive.info/90/Aslib-1991-Nagao.pdf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TRA: an assessment of the current state of the EC's MT programme Machine Translation Seen as Interactive Multilingual Text Generation</text:p>
          </table:table-cell>
          <table:table-cell table:style-name="ce3" office:value-type="string" calcext:value-type="string">
            <text:p>Doug Arnold and Louisa Sadler</text:p>
          </table:table-cell>
          <table:table-cell office:value-type="string" calcext:value-type="string">
            <text:p>http://www.mt-archive.info/90/Aslib-1991-Arnold.pdf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90/Aslib-1991-Somers.pdf" xlink:type="simple">Machine Translation Seen as Interactive Multilingual Text Generation</text:a> </text:p>
          </table:table-cell>
          <table:table-cell office:value-type="string" calcext:value-type="string">
            <text:p>Harold L Somers and Danny Jones</text:p>
          </table:table-cell>
          <table:table-cell office:value-type="string" calcext:value-type="string">
            <text:p>http://www.mt-archive.info/90/Aslib-1991-Somers.pdf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1.tc'.A1:'1991.tc'.AMJ2 '1991.tc'.A4:'1991.tc'.AMJ4 '1991.tc'.A3:'1991.tc'.A3 '1991.tc'.C3:'1991.tc'.AMJ3 '1991.tc'.A6:'1991.tc'.AMJ7 '1991.tc'.A5:'1991.tc'.A5 '1991.tc'.C5:'1991.tc'.AMJ5 '1991.tc'.A9:'1991.tc'.AMJ9 '1991.tc'.A8:'1991.tc'.A8 '1991.tc'.C8:'1991.tc'.AMJ8 '1991.tc'.A12:'1991.tc'.AMJ12 '1991.tc'.A10:'1991.tc'.A11 '1991.tc'.C10:'1991.tc'.AMJ11 '1991.tc'.A13:'1991.tc'.A14 '1991.tc'.C13:'1991.tc'.AMJ14 '1991.tc'.A16:'1991.tc'.AMJ1048576 '1991.tc'.B15:'1991.tc'.AMJ15">
            <calcext:condition calcext:apply-style-name="Accent" calcext:value="duplicate" calcext:base-cell-address="'1991.tc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37:42.792136135</dc:date>
    <meta:editing-duration>PT6M28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